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bbe2f" officeooo:paragraph-rsid="001bbe2f"/>
    </style:style>
    <style:style style:name="P2" style:family="paragraph" style:parent-style-name="Heading_20_1">
      <style:paragraph-properties fo:break-before="page"/>
      <style:text-properties officeooo:rsid="001e532c" officeooo:paragraph-rsid="001e532c"/>
    </style:style>
    <style:style style:name="P3" style:family="paragraph" style:parent-style-name="Heading_20_2">
      <style:text-properties officeooo:rsid="001bbe2f" officeooo:paragraph-rsid="001bbe2f"/>
    </style:style>
    <style:style style:name="P4" style:family="paragraph" style:parent-style-name="Heading_20_2">
      <style:text-properties officeooo:rsid="001c836e" officeooo:paragraph-rsid="001c836e"/>
    </style:style>
    <style:style style:name="P5" style:family="paragraph" style:parent-style-name="Heading_20_2">
      <style:paragraph-properties fo:break-before="page"/>
      <style:text-properties officeooo:rsid="001c836e" officeooo:paragraph-rsid="001c836e"/>
    </style:style>
    <style:style style:name="P6" style:family="paragraph" style:parent-style-name="Heading_20_2" style:list-style-name="">
      <style:text-properties officeooo:rsid="001c836e" officeooo:paragraph-rsid="001c836e"/>
    </style:style>
    <style:style style:name="P7" style:family="paragraph" style:parent-style-name="Heading_20_2">
      <style:text-properties officeooo:rsid="001e532c" officeooo:paragraph-rsid="001e532c"/>
    </style:style>
    <style:style style:name="P8" style:family="paragraph" style:parent-style-name="Heading_20_2">
      <style:text-properties officeooo:rsid="0021c30b" officeooo:paragraph-rsid="0021c30b"/>
    </style:style>
    <style:style style:name="P9" style:family="paragraph" style:parent-style-name="Heading_20_3">
      <style:text-properties officeooo:rsid="0020b4b8" officeooo:paragraph-rsid="0020b4b8"/>
    </style:style>
    <style:style style:name="P10" style:family="paragraph" style:parent-style-name="Heading_20_3">
      <style:text-properties officeooo:rsid="0023a99b" officeooo:paragraph-rsid="0023a99b"/>
    </style:style>
    <style:style style:name="P11" style:family="paragraph" style:parent-style-name="Text_20_body" style:list-style-name="L1">
      <style:text-properties officeooo:rsid="001bbe2f" officeooo:paragraph-rsid="001bbe2f"/>
    </style:style>
    <style:style style:name="P12" style:family="paragraph" style:parent-style-name="Text_20_body">
      <style:text-properties officeooo:paragraph-rsid="001c836e"/>
    </style:style>
    <style:style style:name="P13" style:family="paragraph" style:parent-style-name="Text_20_body">
      <style:text-properties officeooo:rsid="001e532c" officeooo:paragraph-rsid="001e532c"/>
    </style:style>
    <style:style style:name="P14" style:family="paragraph" style:parent-style-name="Text_20_body">
      <style:text-properties officeooo:rsid="001e532c" officeooo:paragraph-rsid="0023a99b"/>
    </style:style>
    <style:style style:name="P15" style:family="paragraph" style:parent-style-name="Text_20_body">
      <style:text-properties officeooo:paragraph-rsid="001e532c"/>
    </style:style>
    <style:style style:name="P16" style:family="paragraph" style:parent-style-name="Text_20_body" style:list-style-name="L2">
      <style:text-properties fo:font-weight="bold" officeooo:rsid="002030ea" officeooo:paragraph-rsid="002030ea" style:font-weight-asian="bold" style:font-weight-complex="bold"/>
    </style:style>
    <style:style style:name="P17" style:family="paragraph" style:parent-style-name="Text_20_body">
      <style:text-properties officeooo:rsid="0020b4b8" officeooo:paragraph-rsid="0020b4b8"/>
    </style:style>
    <style:style style:name="P18" style:family="paragraph" style:parent-style-name="Text_20_body" style:list-style-name="L3">
      <style:text-properties officeooo:paragraph-rsid="0020b4b8"/>
    </style:style>
    <style:style style:name="P19" style:family="paragraph" style:parent-style-name="Text_20_body" style:list-style-name="L3">
      <style:text-properties officeooo:rsid="002127f0" officeooo:paragraph-rsid="002127f0"/>
    </style:style>
    <style:style style:name="P20" style:family="paragraph" style:parent-style-name="Text_20_body">
      <style:text-properties officeooo:rsid="00238c14" officeooo:paragraph-rsid="00238c14"/>
    </style:style>
    <style:style style:name="P21" style:family="paragraph" style:parent-style-name="Text_20_body">
      <style:text-properties officeooo:paragraph-rsid="0023a99b"/>
    </style:style>
    <style:style style:name="P22"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officeooo:rsid="001e532c"/>
    </style:style>
    <style:style style:name="T2" style:family="text">
      <style:text-properties officeooo:rsid="002030ea"/>
    </style:style>
    <style:style style:name="T3" style:family="text">
      <style:text-properties fo:font-weight="normal" style:font-weight-asian="normal" style:font-weight-complex="normal"/>
    </style:style>
    <style:style style:name="T4" style:family="text">
      <style:text-properties fo:font-weight="normal" officeooo:rsid="0020b4b8"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20b4b8" style:font-weight-asian="bold" style:font-weight-complex="bold"/>
    </style:style>
    <style:style style:name="T7" style:family="text">
      <style:text-properties fo:font-weight="bold" officeooo:rsid="002127f0" style:font-weight-asian="bold" style:font-weight-complex="bold"/>
    </style:style>
    <style:style style:name="T8" style:family="text">
      <style:text-properties officeooo:rsid="0020b4b8"/>
    </style:style>
    <style:style style:name="T9" style:family="text">
      <style:text-properties officeooo:rsid="0023a99b"/>
    </style:style>
    <style:style style:name="T1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ioRT++ Report</text:h>
      <text:h text:style-name="P3" text:outline-level="2">Task List</text:h>
      <text:list xml:id="list3416089912" text:style-name="L1">
        <text:list-item>
          <text:p text:style-name="P11">Comments in code</text:p>
        </text:list-item>
        <text:list-item>
          <text:p text:style-name="P11">Explain all functions</text:p>
        </text:list-item>
        <text:list-item>
          <text:p text:style-name="P11">Explain all classes</text:p>
        </text:list-item>
        <text:list-item>
          <text:p text:style-name="P11">Include ReadMe</text:p>
        </text:list-item>
      </text:list>
      <text:h text:style-name="P4" text:outline-level="2">Project <text:span text:style-name="T1">Description</text:span></text:h>
      <text:p text:style-name="P13"><text:tab/>My project is an update to the core functionality of the catchment biogeochemical model BioRT-HBV developed in the research group under Dr. Li Li with whom I work. BioRT-HBV is a numerical model that simulates chemical reactions in a watershed. With this model, my research group and I use the numerical model along with in-situ chemical observations to model biotic and abiotic chemical reactions in watersheds to quantitatively understand how elements cycle throughout the natural environment.</text:p>
      <text:p text:style-name="P14"><text:span text:style-name="T9"><text:tab/>In the real, world, this model attempts to determine the concentrations of chemical species when there are equilibrium relationships and kinetic reactions taking place in the environment, as these concentrations have implications for the humans in how we use water.</text:span></text:p>
      <text:p text:style-name="P13"><text:tab/>BioRT-HBV is a simple bucket model coupled to the conceptual hydrologic model <office:annotation office:name="__Annotation__12_89173473" loext:resolved="false"><dc:creator>Unknown Author</dc:creator><dc:date>2023-11-21T21:04:40.188670847</dc:date><text:p text:style-name="P22"><text:span text:style-name="T10">Add citation to HBV here</text:span></text:p></office:annotation>HBV<office:annotation-end office:name="__Annotation__12_89173473"/>, yet it has proven to be effective at modeling organic carbon reactions, mineral weathering, and nitrogen cycling all for using much less computational power than spatially <office:annotation office:name="__Annotation__16_89173473" loext:resolved="false"><dc:creator>Unknown Author</dc:creator><dc:date>2023-11-21T21:09:36.190540147</dc:date><text:p text:style-name="P22"><text:span text:style-name="T10">Cite papers about BioRT here</text:span></text:p></office:annotation>explicit models<office:annotation-end office:name="__Annotation__16_89173473"/>. Furthermore, there are relatively few parameters involved in calibrating this model and the data requirements are minimal, meaning that this model is relatively much easier to calibrate than large, expensive spatially explicit models. Because the model has a simple structure and relatively few parameters, it has the potential to be much more efficient at revealing biogeochemical processes than more complex models.</text:p>
      <text:p text:style-name="P13"><text:tab/>However, the current version of BioRT-HBV is implemented in C with code that is tightly coupled and difficult to both read and modify. As such, I am undertaking the effort to update this model <text:s/><text:span text:style-name="T2">by rewriting it in C++ because it will allow cleaner code that is much easier to understand, modify, and maintain. For this project, I have rewritten the core numerical components for the model, which are the chemical equilibrium solver and the kinetic reaction solver. These two components are essentially the entire heart of the model and drive all of the chemical dynamics. </text:span><text:span text:style-name="T9">The governing chemical equations are highly nonlinear and the differential equations are commonly stiff, so this problem requires a thorough consideration of the mathematics that the current version does not have. </text:span><text:span text:style-name="T2">In addition, I have chosen to use YAML files as the format for the input files because the current version of BioRT-HBV uses a custom file format for each input file, which is difficult to learn to use and debug.</text:span></text:p>
      <text:p text:style-name="P13"><text:tab/></text:p>
      <text:h text:style-name="P4" text:outline-level="2"><text:soft-page-break/>Design Strategy</text:h>
      <text:p text:style-name="P12"><text:tab/><text:span text:style-name="T2">For this project, I choose to use a functional programming pattern rather than object-oriented because of the nature of the model. At the core of our work in my group, we are solving ordinary differential equations, and an object-oriented programming style does not make sense for this type of problem. I attempted to make all function parameters immutable so that there would be no internal mutation of variables within a function. I choose this because the current version of BioRT-HBV is written in a procedural style in C and it is nearly impossible to debug, and I, as the maintainer of the model now, would like to be able to test the model easily, and immutability of function parameters makes this easier.</text:span></text:p>
      <text:h text:style-name="P8" text:outline-level="2">Program Walkthrough</text:h>
      <text:p text:style-name="P20"><text:tab/>BioRT++ is used through both command line parameters and input files. The structure of the input files is described below, but roughly, the chemistry file (chem.yaml) contains the chemical system of interest, including the aqueous species, equilibrium reactions, and mineral species present in the system. The database contains all of the static parameters for every type of species present. In my examples here, the database contains only the species that I use in the programs. In the current version of BioRT, however, the database contains thousands of entries and is not computer readable at present. Translating this database will be very time consuming and not necessary.</text:p>
      <text:p text:style-name="P20"><text:tab/>To begin, the program is called with the the input folder name, which also contains the run type, begin an equilibrium or kinetic problem. The program will search in the input directory for the <text:span text:style-name="T9">input folder of the given name to load the input files.</text:span> From here, the program splits <text:span text:style-name="T9">based on whether it is an equilibrium or kinetic solution.</text:span></text:p>
      <text:h text:style-name="P10" text:outline-level="3">Equilibrium Solution</text:h>
      <text:p text:style-name="P21"><text:tab/><text:span text:style-name="T9">An equilibrium problem produce the </text:span></text:p>
      <text:h text:style-name="P4" text:outline-level="2">External Libraries</text:h>
      <text:p text:style-name="P12"><text:tab/><text:span text:style-name="T2">For this model, I use four external open-source libraries: </text:span></text:p>
      <text:list xml:id="list2378060143" text:style-name="L2">
        <text:list-item>
          <text:p text:style-name="P16">armadillo<text:span text:style-name="T3">: This library provides linear algebra functionality. It includes common data types like vectors and matrices and common linear algebra functions like solving linear system, determining null space, and eigenvalue decomposition. Furthermore, these functions can be used in a functional style like the Python’s </text:span>numpy.<text:span text:style-name="T3"> This library is essential for all aspects of numerical computation in this project.</text:span></text:p>
        </text:list-item>
        <text:list-item>
          <text:p text:style-name="P16">Catch2: <text:span text:style-name="T3">This is the unit-testing framework that I use to test parts of my code in isolation. This library integrates very well with cmake to make writing and running tests very easy.</text:span></text:p>
        </text:list-item>
        <text:list-item>
          <text:p text:style-name="P16">matplotplusplus<text:span text:style-name="T3">: This library provides the plotting functionality to plot the kinetic simulation results. </text:span><text:span text:style-name="T4">The interface for this library is nearly identical to Matlab of Matplotlib’s plotting interface, so making a line plot is very easy.</text:span></text:p>
        </text:list-item>
        <text:list-item>
          <text:p text:style-name="P16"><text:soft-page-break/>Yaml-cpp<text:span text:style-name="T3">: </text:span><text:span text:style-name="T4">This library provides functions and datatypes to easily work with YAML files. With this library, I can deal with a YAML file as a code object rather than parsing a string object with <text:s/>Regex or any other type. This library is beneficial for the model because it removes the responsibility of us in our group working on the model to write code that parses the input files, and rather places it on the library that has been extensively tested for a very popular file format.</text:span></text:p>
        </text:list-item>
      </text:list>
      <text:h text:style-name="P6" text:outline-level="2"/>
      <text:h text:style-name="P5" text:outline-level="2">My Libraries</text:h>
      <text:p text:style-name="P12"><text:tab/><text:span text:style-name="T8">For this project, I have written two libraries for numerical optimization and numerical solution of ordinary differential equations: </text:span><text:span text:style-name="T6">optimization</text:span><text:span text:style-name="T4"> and </text:span><text:span text:style-name="T6">ode</text:span><text:span text:style-name="T4">. I chose to write my own libraries because there were no simple automatic differentiation or ODE solvers that integrated well with armadillo, <text:s/>and because I wanted to implement them on my own for my own understanding.</text:span></text:p>
      <text:h text:style-name="P9" text:outline-level="3">optimization </text:h>
      <text:p text:style-name="P17"><text:tab/>This library is a very small numerical optimization library. It contains only two template functions: <text:span text:style-name="T5">jacobian</text:span><text:span text:style-name="T3"> and </text:span><text:span text:style-name="T5">root</text:span><text:span text:style-name="T3">.</text:span></text:p>
      <text:p text:style-name="P17"><text:span text:style-name="T3"/></text:p>
      <text:list xml:id="list4156750825" text:style-name="L3">
        <text:list-item>
          <text:p text:style-name="P18"><text:span text:style-name="T7">j</text:span><text:span text:style-name="T6">acobian: </text:span></text:p>
          <text:list>
            <text:list-item>
              <text:p text:style-name="P19"><text:span text:style-name="T6">P</text:span><text:span text:style-name="T5">arameters</text:span><text:span text:style-name="T3">: ….</text:span></text:p>
            </text:list-item>
            <text:list-item>
              <text:p text:style-name="P19"><text:span text:style-name="T3"/></text:p>
            </text:list-item>
          </text:list>
        </text:list-item>
      </text:list>
      <text:h text:style-name="P6" text:outline-level="2"/>
      <text:h text:style-name="P5" text:outline-level="2">Code Documentation</text:h>
      <text:p text:style-name="P12"/>
      <text:h text:style-name="P7" text:outline-level="2" text:is-list-header="true"/>
      <text:p text:style-name="P13"/>
      <text:h text:style-name="P2" text:outline-level="1">Citations</text:h>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8:36:10.155669721</meta:creation-date>
    <meta:generator>LibreOffice/7.3.7.2$Linux_X86_64 LibreOffice_project/30$Build-2</meta:generator>
    <dc:date>2023-11-22T11:19:46.015620063</dc:date>
    <meta:editing-duration>PT7M43S</meta:editing-duration>
    <meta:editing-cycles>1</meta:editing-cycles>
    <meta:document-statistic meta:table-count="0" meta:image-count="0" meta:object-count="0" meta:page-count="6" meta:paragraph-count="34" meta:word-count="1018" meta:character-count="6356" meta:non-whitespace-character-count="5362"/>
  </office:meta>
</office:document-meta>
</file>